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ty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GEX SERIE</text:p>
          </table:table-cell>
          <table:table-cell office:value-type="string" calcext:value-type="string">
            <text:p>REGEX NUM</text:p>
          </table:table-cell>
          <table:table-cell office:value-type="string" calcext:value-type="string">
            <text:p>PRCH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T.CRED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(\d|\w){1,20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2:.H2])" office:value-type="string" office:string-value="00;OTROS;(\d|\w){0,20};(\d|\w){1,20};true;false;true;false" calcext:value-type="string">
            <text:p>00;OTROS;(\d|\w){0,20};(\d|\w){1,20};true;false;true;fals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(\d){4}|E001|F(\d|\w){3}</text:p>
          </table:table-cell>
          <table:table-cell office:value-type="string" calcext:value-type="string">
            <text:p>\d{1,8}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:.H3])" office:value-type="string" office:string-value="01;FACTURA;(\d){4}|E001|F(\d|\w){3};\d{1,8};true;true;false;true" calcext:value-type="string">
            <text:p>01;FACTURA;(\d){4}|E001|F(\d|\w){3};\d{1,8};true;true;false;true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R. HONOR.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4:.H4])" office:value-type="string" office:string-value="02;R. HONOR.;E001;\d{1,7};true;false;false;false" calcext:value-type="string">
            <text:p>02;R. HONOR.;E001;\d{1,7};true;false;false;false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BOLETA</text:p>
          </table:table-cell>
          <table:table-cell office:value-type="string" calcext:value-type="string">
            <text:p>(\d){4}|EB01|E(\d|\w){3}</text:p>
          </table:table-cell>
          <table:table-cell office:value-type="string" calcext:value-type="string">
            <text:p>\d{1,8}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formula="of:=COM.MICROSOFT.TEXTJOIN(&quot;;&quot;;0;[.A5:.H5])" office:value-type="string" office:string-value="03;BOLETA;(\d){4}|EB01|E(\d|\w){3};\d{1,8};true;true;false;false" calcext:value-type="string">
            <text:p>03;BOLETA;(\d){4}|EB01|E(\d|\w){3};\d{1,8};true;true;false;false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LIQ COMPRA</text:p>
          </table:table-cell>
          <table:table-cell office:value-type="string" calcext:value-type="string">
            <text:p>\d{4}|E001</text:p>
          </table:table-cell>
          <table:table-cell office:value-type="string" calcext:value-type="string">
            <text:p>\d{1,8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6:.H6])" office:value-type="string" office:string-value="04;LIQ COMPRA;\d{4}|E001;\d{1,8};true;false;false;true" calcext:value-type="string">
            <text:p>04;LIQ COMPRA;\d{4}|E001;\d{1,8};true;false;false;true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EREO REG</text:p>
          </table:table-cell>
          <table:table-cell office:value-type="string" calcext:value-type="string">
            <text:p>[1-5]</text:p>
          </table:table-cell>
          <table:table-cell office:value-type="string" calcext:value-type="string">
            <text:p>\d{1,11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7:.H7])" office:value-type="string" office:string-value="05;AEREO REG;[1-5];\d{1,11};true;false;false;true" calcext:value-type="string">
            <text:p>05;AEREO REG;[1-5];\d{1,11};true;false;false;true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PORTE AERO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8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8:.H8])" office:value-type="string" office:string-value="06;PORTE AERO;\d{4};\d{1,8};true;false;false;true" calcext:value-type="string">
            <text:p>06;PORTE AERO;\d{4};\d{1,8};true;false;false;true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NOTA CRED.</text:p>
          </table:table-cell>
          <table:table-cell office:value-type="string" calcext:value-type="string">
            <text:p>(\d){4}|E001|EB01|[E,B](\d|\w){3}</text:p>
          </table:table-cell>
          <table:table-cell office:value-type="string" calcext:value-type="string">
            <text:p>\d{1,8}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9:.H9])" office:value-type="string" office:string-value="07;NOTA CRED.;(\d){4}|E001|EB01|[E,B](\d|\w){3};\d{1,8};true;true;false;true" calcext:value-type="string">
            <text:p>07;NOTA CRED.;(\d){4}|E001|EB01|[E,B](\d|\w){3};\d{1,8};true;true;false;true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NOTA DEB.</text:p>
          </table:table-cell>
          <table:table-cell office:value-type="string" calcext:value-type="string">
            <text:p>(\d){4}|E001|EB01|[E,B](\d|\w){3}</text:p>
          </table:table-cell>
          <table:table-cell office:value-type="string" calcext:value-type="string">
            <text:p>\d{1,8}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10:.H10])" office:value-type="string" office:string-value="08;NOTA DEB.;(\d){4}|E001|EB01|[E,B](\d|\w){3};\d{1,8};true;true;false;true" calcext:value-type="string">
            <text:p>08;NOTA DEB.;(\d){4}|E001|EB01|[E,B](\d|\w){3};\d{1,8};true;true;false;true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GUIA RTE.</text:p>
          </table:table-cell>
          <table:table-cell office:value-type="string" calcext:value-type="string">
            <text:p>(\d|\w){4}</text:p>
          </table:table-cell>
          <table:table-cell office:value-type="string" calcext:value-type="string">
            <text:p>\d{1,8}</text:p>
          </table:table-cell>
          <table:table-cell table:number-columns-repeated="4" office:value-type="string" calcext:value-type="string">
            <text:p>false</text:p>
          </table:table-cell>
          <table:table-cell table:formula="of:=COM.MICROSOFT.TEXTJOIN(&quot;;&quot;;0;[.A11:.H11])" office:value-type="string" office:string-value="09;GUIA RTE.;(\d|\w){4};\d{1,8};false;false;false;false" calcext:value-type="string">
            <text:p>09;GUIA RTE.;(\d|\w){4};\d{1,8};false;false;false;fals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RRENDAM.</text:p>
          </table:table-cell>
          <table:table-cell table:style-name="ce1" office:value-type="string" calcext:value-type="string">
            <text:p>1683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12:.H12])" office:value-type="string" office:string-value="10;ARRENDAM.;1683;\d{1,20};true;false;false;false" calcext:value-type="string">
            <text:p>10;ARRENDAM.;1683;\d{1,20};true;false;false;fals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SMV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5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13:.H13])" office:value-type="string" office:string-value="11;SMV;(\d|\w){0,20};\d{15};true;false;false;false" calcext:value-type="string">
            <text:p>11;SMV;(\d|\w){0,20};\d{15};true;false;false;false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(\d|\w){1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14:.H14])" office:value-type="string" office:string-value="12;TICKET;(\d|\w){1,20};\d{1,20};true;false;false;false" calcext:value-type="string">
            <text:p>12;TICKET;(\d|\w){1,20};\d{1,20};true;false;false;fals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SBS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15:.H15])" office:value-type="string" office:string-value="13;SBS;(\d|\w){0,20};\d{1,20};true;false;false;true" calcext:value-type="string">
            <text:p>13;SBS;(\d|\w){0,20};\d{1,20};true;false;false;tru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RECIBO SRV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16:.H16])" office:value-type="string" office:string-value="14;RECIBO SRV;(\d|\w){0,20};\d{1,20};true;false;false;true" calcext:value-type="string">
            <text:p>14;RECIBO SRV;(\d|\w){0,20};\d{1,20};true;false;false;true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TRANS URB.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17:.H17])" office:value-type="string" office:string-value="15;TRANS URB.;(\d|\w){0,20};\d{1,20};true;false;false;false" calcext:value-type="string">
            <text:p>15;TRANS URB.;(\d|\w){0,20};\d{1,20};true;false;false;false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TRANS PROV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18:.H18])" office:value-type="string" office:string-value="16;TRANS PROV;(\d|\w){0,20};\d{1,20};true;false;false;true" calcext:value-type="string">
            <text:p>16;TRANS PROV;(\d|\w){0,20};\d{1,20};true;false;false;true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IGLESIA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19:.H19])" office:value-type="string" office:string-value="17;IGLESIA;(\d|\w){0,20};\d{1,20};true;false;false;false" calcext:value-type="string">
            <text:p>17;IGLESIA;(\d|\w){0,20};\d{1,20};true;false;false;false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20:.H20])" office:value-type="string" office:string-value="18;AFP;(\d|\w){0,20};\d{1,20};true;false;false;true" calcext:value-type="string">
            <text:p>18;AFP;(\d|\w){0,20};\d{1,20};true;false;false;true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ESPECTAC.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21:.H21])" office:value-type="string" office:string-value="19;ESPECTAC.;(\d|\w){0,20};\d{1,20};true;false;false;false" calcext:value-type="string">
            <text:p>19;ESPECTAC.;(\d|\w){0,20};\d{1,20};true;false;false;false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RETEN IGV</text:p>
          </table:table-cell>
          <table:table-cell office:value-type="string" calcext:value-type="string">
            <text:p>(\d|\w){4}</text:p>
          </table:table-cell>
          <table:table-cell office:value-type="string" calcext:value-type="string">
            <text:p>(\d|\w){1,8}</text:p>
          </table:table-cell>
          <table:table-cell table:number-columns-repeated="4" office:value-type="string" calcext:value-type="string">
            <text:p>false</text:p>
          </table:table-cell>
          <table:table-cell table:formula="of:=COM.MICROSOFT.TEXTJOIN(&quot;;&quot;;0;[.A22:.H22])" office:value-type="string" office:string-value="20;RETEN IGV;(\d|\w){4};(\d|\w){1,8};false;false;false;false" calcext:value-type="string">
            <text:p>20;RETEN IGV;(\d|\w){4};(\d|\w){1,8};false;false;false;fals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L MAR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23:.H23])" office:value-type="string" office:string-value="21;BL MAR;(\d|\w){0,20};\d{1,20};true;false;false;true" calcext:value-type="string">
            <text:p>21;BL MAR;(\d|\w){0,20};\d{1,20};true;false;false;true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P NO HAB</text:p>
          </table:table-cell>
          <table:table-cell table:style-name="ce1" office:value-type="string" calcext:value-type="string">
            <text:p>0820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24:.H24])" office:value-type="string" office:string-value="22;OP NO HAB;0820;\d{1,20};true;false;false;false" calcext:value-type="string">
            <text:p>22;OP NO HAB;0820;\d{1,20};true;false;false;false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PÓLIZA ADJ</text:p>
          </table:table-cell>
          <table:table-cell office:value-type="string" calcext:value-type="string">
            <text:p>\d{1,4}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25:.H25])" office:value-type="string" office:string-value="23;PÓLIZA ADJ;\d{1,4};\d{1,7};true;false;false;true" calcext:value-type="string">
            <text:p>23;PÓLIZA ADJ;\d{1,4};\d{1,7};true;false;false;true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PERUPETRO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(\d|\w)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26:.H26])" office:value-type="string" office:string-value="24;PERUPETRO;(\d|\w){0,20};(\d|\w){1,20};true;false;false;true" calcext:value-type="string">
            <text:p>24;PERUPETRO;(\d|\w){0,20};(\d|\w){1,20};true;false;false;true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ATRIB IGV</text:p>
          </table:table-cell>
          <table:table-cell office:value-type="string" calcext:value-type="string">
            <text:p>\d{1,4}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27:.H27])" office:value-type="string" office:string-value="25;ATRIB IGV;\d{1,4};\d{1,7};true;false;false;false" calcext:value-type="string">
            <text:p>25;ATRIB IGV;\d{1,4};\d{1,7};true;false;false;false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USO AGUA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(\d|\w)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28:.H28])" office:value-type="string" office:string-value="26;USO AGUA;(\d|\w){0,20};(\d|\w){1,20};true;false;false;false" calcext:value-type="string">
            <text:p>26;USO AGUA;(\d|\w){0,20};(\d|\w){1,20};true;false;false;false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CTR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29:.H29])" office:value-type="string" office:string-value="27;SCTR;(\d|\w){0,20};\d{1,20};true;false;false;true" calcext:value-type="string">
            <text:p>27;SCTR;(\d|\w){0,20};\d{1,20};true;false;false;true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TUUA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30:.H30])" office:value-type="string" office:string-value="28;TUUA;(\d|\w){0,20};\d{1,20};true;false;false;false" calcext:value-type="string">
            <text:p>28;TUUA;(\d|\w){0,20};\d{1,20};true;false;false;false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COFOPRI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31:.H31])" office:value-type="string" office:string-value="29;COFOPRI;(\d|\w){0,20};\d{1,20};true;false;false;false" calcext:value-type="string">
            <text:p>29;COFOPRI;(\d|\w){0,20};\d{1,20};true;false;false;false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POS ADQ.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2:.H32])" office:value-type="string" office:string-value="30;POS ADQ.;(\d|\w){0,20};\d{1,20};true;false;false;true" calcext:value-type="string">
            <text:p>30;POS ADQ.;(\d|\w){0,20};\d{1,20};true;false;false;true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GUIA TRNS.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(\d|\w){1,8}</text:p>
          </table:table-cell>
          <table:table-cell table:number-columns-repeated="4" office:value-type="string" calcext:value-type="string">
            <text:p>false</text:p>
          </table:table-cell>
          <table:table-cell table:formula="of:=COM.MICROSOFT.TEXTJOIN(&quot;;&quot;;0;[.A33:.H33])" office:value-type="string" office:string-value="31;GUIA TRNS.;\d{4};(\d|\w){1,8};false;false;false;false" calcext:value-type="string">
            <text:p>31;GUIA TRNS.;\d{4};(\d|\w){1,8};false;false;false;false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RED PRINC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4:.H34])" office:value-type="string" office:string-value="32;RED PRINC;(\d|\w){0,20};\d{1,20};true;false;false;true" calcext:value-type="string">
            <text:p>32;RED PRINC;(\d|\w){0,20};\d{1,20};true;false;false;true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MAN PASAJ</text:p>
          </table:table-cell>
          <table:table-cell office:value-type="string" calcext:value-type="string">
            <text:p>(\d|\w){4}</text:p>
          </table:table-cell>
          <table:table-cell office:value-type="string" calcext:value-type="string">
            <text:p>(\d|\w){1,8}</text:p>
          </table:table-cell>
          <table:table-cell table:number-columns-repeated="4" office:value-type="string" calcext:value-type="string">
            <text:p>false</text:p>
          </table:table-cell>
          <table:table-cell table:formula="of:=COM.MICROSOFT.TEXTJOIN(&quot;;&quot;;0;[.A35:.H35])" office:value-type="string" office:string-value="33;MAN PASAJ;(\d|\w){4};(\d|\w){1,8};false;false;false;false" calcext:value-type="string">
            <text:p>33;MAN PASAJ;(\d|\w){4};(\d|\w){1,8};false;false;false;false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DOC OPERAD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6:.H36])" office:value-type="string" office:string-value="34;DOC OPERAD;\d{4};\d{1,7};true;false;false;true" calcext:value-type="string">
            <text:p>34;DOC OPERAD;\d{4};\d{1,7};true;false;false;true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DOC PARTIC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7:.H37])" office:value-type="string" office:string-value="35;DOC PARTIC;\d{4};\d{1,7};true;false;false;true" calcext:value-type="string">
            <text:p>35;DOC PARTIC;\d{4};\d{1,7};true;false;false;true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GAS NATURA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8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8:.H38])" office:value-type="string" office:string-value="36;GAS NATURA;\d{4};\d{1,8};true;false;false;true" calcext:value-type="string">
            <text:p>36;GAS NATURA;\d{4};\d{1,8};true;false;false;tru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REV TECNIC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39:.H39])" office:value-type="string" office:string-value="37;REV TECNIC;(\d|\w){0,20};\d{1,20};true;false;false;true" calcext:value-type="string">
            <text:p>37;REV TECNIC;(\d|\w){0,20};\d{1,20};true;false;false;true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PERCEPCION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(\d|\w){1,8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40:.H40])" office:value-type="string" office:string-value="40;PERCEPCION;\d{4};(\d|\w){1,8};false;false;true;false" calcext:value-type="string">
            <text:p>40;PERCEPCION;\d{4};(\d|\w){1,8};false;false;true;false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ERCEP INT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(\d|\w){1,8}</text:p>
          </table:table-cell>
          <table:table-cell table:number-columns-repeated="4" office:value-type="string" calcext:value-type="string">
            <text:p>false</text:p>
          </table:table-cell>
          <table:table-cell table:formula="of:=COM.MICROSOFT.TEXTJOIN(&quot;;&quot;;0;[.A41:.H41])" office:value-type="string" office:string-value="41;PERCEP INT;\d{4};(\d|\w){1,8};false;false;false;false" calcext:value-type="string">
            <text:p>41;PERCEP INT;\d{4};(\d|\w){1,8};false;false;false;false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ADQ POS MI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42:.H42])" office:value-type="string" office:string-value="42;ADQ POS MI;(\d|\w){0,20};\d{1,20};true;false;false;true" calcext:value-type="string">
            <text:p>42;ADQ POS MI;(\d|\w){0,20};\d{1,20};true;false;false;true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AEREO NO R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COM.MICROSOFT.TEXTJOIN(&quot;;&quot;;0;[.A43:.H43])" office:value-type="string" office:string-value="43;AEREO NO R;(\d|\w){0,20};\d{1,20};true;false;false;true" calcext:value-type="string">
            <text:p>43;AEREO NO R;(\d|\w){0,20};\d{1,20};true;false;false;true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TERIA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44:.H44])" office:value-type="string" office:string-value="44;LOTERIA;(\d|\w){0,20};\d{1,20};true;false;false;false" calcext:value-type="string">
            <text:p>44;LOTERIA;(\d|\w){0,20};\d{1,20};true;false;false;false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EDU CULTUR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45:.H45])" office:value-type="string" office:string-value="45;EDU CULTUR;(\d|\w){0,20};\d{1,20};true;false;false;false" calcext:value-type="string">
            <text:p>45;EDU CULTUR;(\d|\w){0,20};\d{1,20};true;false;false;false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FORM SUNAT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46:.H46])" office:value-type="string" office:string-value="46;FORM SUNAT;\d{4};\d{1,20};true;false;false;false" calcext:value-type="string">
            <text:p>46;FORM SUNAT;\d{4};\d{1,20};true;false;false;false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EY 29972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47:.H47])" office:value-type="string" office:string-value="48;LEY 29972;\d{4};\d{1,7};true;false;false;false" calcext:value-type="string">
            <text:p>48;LEY 29972;\d{4};\d{1,7};true;false;false;false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IVAP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48:.H48])" office:value-type="string" office:string-value="49;IVAP;(\d|\w){0,20};\d{1,20};true;false;false;false" calcext:value-type="string">
            <text:p>49;IVAP;(\d|\w){0,20};\d{1,20};true;false;false;false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DUA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6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49:.H49])" office:value-type="string" office:string-value="50;DUA;\d{4};\d{1,6};true;false;true;false" calcext:value-type="string">
            <text:p>50;DUA;\d{4};\d{1,6};true;false;true;false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6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50:.H50])" office:value-type="string" office:string-value="51;DUI;\d{4};\d{1,6};true;false;true;false" calcext:value-type="string">
            <text:p>51;DUI;\d{4};\d{1,6};true;false;true;false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DSI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6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51:.H51])" office:value-type="string" office:string-value="52;DSI;\d{4};\d{1,6};true;false;true;false" calcext:value-type="string">
            <text:p>52;DSI;\d{4};\d{1,6};true;false;true;false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DJC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6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52:.H52])" office:value-type="string" office:string-value="53;DJC;\d{4};\d{1,6};true;false;true;false" calcext:value-type="string">
            <text:p>53;DJC;\d{4};\d{1,6};true;false;true;false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L/C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53:.H53])" office:value-type="string" office:string-value="54;L/C;\d{4};\d{1,20};true;false;true;false" calcext:value-type="string">
            <text:p>54;L/C;\d{4};\d{1,20};true;false;true;false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BVME</text:p>
          </table:table-cell>
          <table:table-cell office:value-type="string" calcext:value-type="string">
            <text:p>1|2</text:p>
          </table:table-cell>
          <table:table-cell office:value-type="string" calcext:value-type="string">
            <text:p>\d{1,11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54:.H54])" office:value-type="string" office:string-value="55;BVME;1|2;\d{1,11};true;false;false;false" calcext:value-type="string">
            <text:p>55;BVME;1|2;\d{1,11};true;false;false;false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SEAE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11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55:.H55])" office:value-type="string" office:string-value="56;SEAE;\d{4};\d{1,11};true;false;false;false" calcext:value-type="string">
            <text:p>56;SEAE;\d{4};\d{1,11};true;false;false;false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N CRE ESP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56:.H56])" office:value-type="string" office:string-value="87;N CRE ESP;(\d|\w){0,20};\d{1,20};true;false;false;false" calcext:value-type="string">
            <text:p>87;N CRE ESP;(\d|\w){0,20};\d{1,20};true;false;false;false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N DEB ESP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57:.H57])" office:value-type="string" office:string-value="88;N DEB ESP;(\d|\w){0,20};\d{1,20};true;false;false;false" calcext:value-type="string">
            <text:p>88;N DEB ESP;(\d|\w){0,20};\d{1,20};true;false;false;false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AJUSTE OP</text:p>
          </table:table-cell>
          <table:table-cell office:value-type="string" calcext:value-type="string">
            <text:p>\d{4}</text:p>
          </table:table-cell>
          <table:table-cell office:value-type="string" calcext:value-type="string">
            <text:p>\d{1,7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58:.H58])" office:value-type="string" office:string-value="89;AJUSTE OP;\d{4};\d{1,7};true;false;false;false" calcext:value-type="string">
            <text:p>89;AJUSTE OP;\d{4};\d{1,7};true;false;false;false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NO DOM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59:.H59])" office:value-type="string" office:string-value="91;NO DOM;(\d|\w){0,20};\d{1,20};false;false;true;false" calcext:value-type="string">
            <text:p>91;NO DOM;(\d|\w){0,20};\d{1,20};false;false;true;false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EXCESO CF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COM.MICROSOFT.TEXTJOIN(&quot;;&quot;;0;[.A60:.H60])" office:value-type="string" office:string-value="96;EXCESO CF;(\d|\w){0,20};\d{1,20};true;false;false;false" calcext:value-type="string">
            <text:p>96;EXCESO CF;(\d|\w){0,20};\d{1,20};true;false;false;false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CRED. NO D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61:.H61])" office:value-type="string" office:string-value="97;CRED. NO D;(\d|\w){0,20};\d{1,20};false;false;true;false" calcext:value-type="string">
            <text:p>97;CRED. NO D;(\d|\w){0,20};\d{1,20};false;false;true;false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DEBI NO D</text:p>
          </table:table-cell>
          <table:table-cell office:value-type="string" calcext:value-type="string">
            <text:p>(\d|\w){0,20}</text:p>
          </table:table-cell>
          <table:table-cell office:value-type="string" calcext:value-type="string">
            <text:p>\d{1,20}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COM.MICROSOFT.TEXTJOIN(&quot;;&quot;;0;[.A62:.H62])" office:value-type="string" office:string-value="98;DEBI NO D;(\d|\w){0,20};\d{1,20};false;false;true;false" calcext:value-type="string">
            <text:p>98;DEBI NO D;(\d|\w){0,20};\d{1,20};false;false;true;false</text:p>
          </table:table-cell>
        </table:table-row>
      </table:table>
      <table:named-expressions/>
      <table:database-ranges>
        <table:database-range table:name="__Anonymous_Sheet_DB__0" table:target-range-address="ftyp.B64:ftyp.B64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Source Han Sans CN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2:11:19.9002705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4T22:13:30.376192639</dc:date>
    <meta:editing-duration>PT2H21M50S</meta:editing-duration>
    <meta:editing-cycles>2</meta:editing-cycles>
    <meta:generator>LibreOffice/7.1.8.1$Linux_X86_64 LibreOffice_project/10$Build-1</meta:generator>
    <meta:document-statistic meta:table-count="1" meta:cell-count="558" meta:object-count="0"/>
  </office:meta>
</office:document-meta>
</file>